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9.019cm"/>
    </style:style>
    <style:style style:name="gr5" style:family="graphic" style:parent-style-name="standard">
      <style:graphic-properties draw:stroke="none" svg:stroke-color="#000000" draw:fill="none" draw:fill-color="#ffffff" draw:auto-grow-height="true" draw:auto-grow-width="false" fo:max-height="0cm" fo:min-height="4.51cm"/>
    </style:style>
    <style:style style:name="gr6" style:family="graphic" style:parent-style-name="standard">
      <style:graphic-properties draw:stroke="none" svg:stroke-color="#000000" draw:fill="none" draw:fill-color="#ffffff" draw:auto-grow-height="true" draw:auto-grow-width="false" fo:max-height="0cm" fo:min-height="6.013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 fo:font-size="24pt" style:font-size-asian="24pt" style:font-size-complex="24pt"/>
    </style:style>
    <style:style style:name="P3" style:family="paragraph">
      <loext:graphic-properties draw:fill-color="#ffffff"/>
    </style:style>
    <style:style style:name="P4" style:family="paragraph">
      <loext:graphic-properties draw:fill="none" draw:fill-color="#ffffff"/>
      <style:text-properties style:font-name="Segoe UI Semibold" fo:font-size="24pt" style:font-size-asian="24pt" style:font-size-complex="24pt"/>
    </style:style>
    <style:style style:name="P5" style:family="paragraph">
      <loext:graphic-properties draw:fill="none" draw:fill-color="#ffffff"/>
      <style:text-properties style:font-name="Segoe UI Semibold" fo:font-size="24pt" fo:font-style="italic" style:font-size-asian="24pt" style:font-style-asian="italic" style:font-size-complex="24pt" style:font-style-complex="italic"/>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style:text-position="super 58%" style:font-name="Segoe UI Semibold" fo:font-size="32pt" fo:font-style="italic" style:font-size-asian="32pt" style:font-style-asian="italic" style:font-size-complex="32pt" style:font-style-complex="italic"/>
    </style:style>
    <style:style style:name="T4" style:family="text">
      <style:text-properties style:font-name="Segoe UI Semibold" fo:font-size="32pt" fo:font-style="italic" style:font-size-asian="32pt" style:font-style-asian="italic" style:font-size-complex="32pt" style:font-style-complex="italic"/>
    </style:style>
    <style:style style:name="T5" style:family="text">
      <style:text-properties style:font-name="Segoe UI Semibold" fo:font-size="24pt" fo:font-style="italic" style:font-size-asian="24pt" style:font-style-asian="italic" style:font-size-complex="2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3.062cm" svg:x="1.524cm" svg:y="0.762cm">
          <draw:text-box>
            <text:p text:style-name="P1"><text:span text:style-name="T1">Gospel Reading</text:span></text:p>
            <text:p text:style-name="P1"><text:span text:style-name="T2">John 1:29–42</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4" draw:layer="layout" svg:width="24.892cm" svg:height="7.766cm" svg:x="1.524cm" svg:y="0.762cm">
          <draw:text-box>
            <text:p><text:span text:style-name="T3">29</text:span><text:span text:style-name="T4">The next day [John] saw Jesus coming toward him, and said, “Behold, the Lamb of God, who takes away the sin of the world! </text:span><text:span text:style-name="T3">30</text:span><text:span text:style-name="T4">This is he of whom I said, ‘After me comes a man who ranks before me, because he was before me.’</text:span><text:span text:style-name="T5"> <text:s text:c="2"/></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3" draw:text-style-name="P4" draw:layer="layout" svg:width="24.892cm" svg:height="7.766cm" svg:x="1.524cm" svg:y="0.762cm">
          <draw:text-box>
            <text:p><text:span text:style-name="T3">31</text:span><text:span text:style-name="T4">I myself did not know him, but for this purpose I came baptizing with water, that he might be revealed to Israel.” </text:span><text:span text:style-name="T3">32</text:span><text:span text:style-name="T4">And John bore witness: “I saw the Spirit descend from heaven like a dove, and it remained on him. </text:span><text:span text:style-name="T5"><text:s/></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4" draw:layer="layout" svg:width="24.892cm" svg:height="9.269cm" svg:x="1.524cm" svg:y="0.762cm">
          <draw:text-box>
            <text:p><text:span text:style-name="T3">33</text:span><text:span text:style-name="T4">I myself did not know him, but he who sent me to baptize with water said to me, ‘He on whom you see the Spirit descend and remain, this is he who baptizes with the Holy Spirit.’ </text:span><text:span text:style-name="T3">34</text:span><text:span text:style-name="T4">And I have seen and have borne witness that this is the Son of God.”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3" draw:text-style-name="P4" draw:layer="layout" svg:width="24.892cm" svg:height="7.766cm" svg:x="1.524cm" svg:y="0.762cm">
          <draw:text-box>
            <text:p><text:span text:style-name="T3">35</text:span><text:span text:style-name="T4">The next day again John was standing with two of his disciples, </text:span><text:span text:style-name="T3">36</text:span><text:span text:style-name="T4">and he looked at Jesus as he walked by and said, “Behold, the Lamb of God!” </text:span><text:span text:style-name="T3">37</text:span><text:span text:style-name="T4">The two disciples heard him say this, and they followed Jesus.</text:span><text:span text:style-name="T5">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3" draw:text-style-name="P4" draw:layer="layout" svg:width="24.892cm" svg:height="7.766cm" svg:x="1.524cm" svg:y="0.762cm">
          <draw:text-box>
            <text:p><text:span text:style-name="T3">38</text:span><text:span text:style-name="T4">Jesus turned and saw them following and said to them, “What are you seeking?” And they said to him, “Rabbi” (which means Teacher), “where are you staying?” </text:span><text:span text:style-name="T3">39</text:span><text:span text:style-name="T4">He said to them, “Come and you will see.”</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3" draw:text-style-name="P5" draw:layer="layout" svg:width="24.892cm" svg:height="7.766cm" svg:x="1.524cm" svg:y="0.762cm">
          <draw:text-box>
            <text:p><text:span text:style-name="T4">So they came and saw where he was staying, and they stayed with him that day, for it was about the tenth hour. </text:span><text:span text:style-name="T3">40</text:span><text:span text:style-name="T4">One of the two who heard John speak and followed Jesus was Andrew, Simon Peter’s brother.</text:span><text:span text:style-name="T5">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5" draw:text-style-name="P5" draw:layer="layout" svg:width="24.892cm" svg:height="4.76cm" svg:x="1.524cm" svg:y="0.762cm">
          <draw:text-box>
            <text:p><text:span text:style-name="T3">41</text:span><text:span text:style-name="T4">He first found his own brother Simon and said to him, “We have found the Messiah” (which means Christ).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6" draw:text-style-name="P5" draw:layer="layout" svg:width="24.892cm" svg:height="6.263cm" svg:x="1.524cm" svg:y="0.762cm">
          <draw:text-box>
            <text:p><text:span text:style-name="T3">42</text:span><text:span text:style-name="T4">He brought him to Jesus. Jesus looked at him and said, “So you are Simon the son of John? You shall be called Cephas” (which means Peter).</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1T11:12:48.377000000</meta:creation-date>
    <dc:date>2017-01-11T13:15:27.517000000</dc:date>
    <meta:editing-duration>PT8M54S</meta:editing-duration>
    <meta:editing-cycles>4</meta:editing-cycles>
    <meta:generator>LibreOffice/5.2.4.2$Windows_X86_64 LibreOffice_project/3d5603e1122f0f102b62521720ab13a38a4e0eb0</meta:generator>
    <meta:document-statistic meta:object-count="48"/>
  </office:meta>
</office:document-meta>
</file>